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5cm" svg:height="4.8cm" svg:x="10.3cm" svg:y="11.4cm">
          <text:p text:style-name="P1"><text:span text:style-name="T1">sis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2.2cm" svg:height="0.809cm" svg:x="10.45cm" svg:y="11.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75cm" svg:height="0.809cm" svg:x="10.65cm" svg:y="12.991cm">
          <text:p text:style-name="P1"><text:span text:style-name="T1">in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3" draw:id="id3" draw:layer="layout" svg:width="5.4cm" svg:height="0.809cm" svg:x="10.6cm" svg:y="14.391cm">
          <text:p text:style-name="P1"><text:span text:style-name="T1">patched <text:s text:c="12"/>gu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55cm" svg:y1="12.409cm" svg:x2="11.525cm" svg:y2="12.991cm" draw:start-shape="id1" draw:start-glue-point="2" draw:end-shape="id2" draw:end-glue-point="0" svg:d="m11550 12409-25 582" svg:viewBox="0 0 26 583">
          <text:p/>
        </draw:connector>
        <draw:connector draw:style-name="gr3" draw:text-style-name="P3" draw:layer="layout" draw:type="line" svg:x1="12.65cm" svg:y1="12.004cm" svg:x2="13.3cm" svg:y2="14.391cm" draw:start-shape="id1" draw:start-glue-point="1" draw:end-shape="id3" draw:end-glue-point="0" svg:d="m12650 12004 650 2387" svg:viewBox="0 0 651 2388">
          <text:p/>
        </draw:connector>
        <draw:custom-shape draw:style-name="gr1" draw:text-style-name="P2" draw:layer="layout" svg:width="5.9cm" svg:height="8cm" svg:x="14.1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4" draw:id="id4" draw:layer="layout" svg:width="3.233cm" svg:height="0.808cm" svg:x="6.3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8" draw:id="id8" draw:layer="layout" svg:width="3.232cm" svg:height="0.808cm" svg:x="6.334cm" svg:y="4.7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6.999cm" svg:x2="7.95cm" svg:y2="10.192cm" draw:start-shape="id4" draw:start-glue-point="2" draw:end-shape="id5" draw:end-glue-point="0" svg:d="m7950 6999v3193" svg:viewBox="0 0 1 3194">
          <text:p/>
        </draw:connector>
        <draw:custom-shape draw:style-name="gr4" draw:text-style-name="P2" xml:id="id6" draw:id="id6" draw:layer="layout" svg:width="3.23cm" svg:height="0.81cm" svg:x="6.335cm" svg:y="2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2.81cm" svg:x2="7.95cm" svg:y2="3.391cm" draw:start-shape="id6" draw:start-glue-point="2" draw:end-shape="id7" draw:end-glue-point="0" svg:d="m7950 2810v581" svg:viewBox="0 0 1 582">
          <text:p/>
        </draw:connector>
        <draw:connector draw:style-name="gr3" draw:text-style-name="P3" draw:layer="layout" draw:type="line" svg:x1="7.95cm" svg:y1="5.599cm" svg:x2="7.95cm" svg:y2="6.191cm" draw:start-shape="id8" draw:start-glue-point="2" draw:end-shape="id4" draw:end-glue-point="0" svg:d="m7950 5599v592" svg:viewBox="0 0 1 593">
          <text:p/>
        </draw:connector>
        <draw:custom-shape draw:style-name="gr2" draw:text-style-name="P2" xml:id="id10" draw:id="id10" draw:layer="layout" svg:width="3.4cm" svg:height="0.809cm" svg:x="14.3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7cm" svg:y1="6.596cm" svg:x2="14.3cm" svg:y2="6.595cm" draw:start-shape="id9" draw:end-shape="id10" draw:end-glue-point="3" svg:d="m13700 6596 600-1" svg:viewBox="0 0 601 2">
          <text:p/>
        </draw:connector>
        <draw:custom-shape draw:style-name="gr2" draw:text-style-name="P2" xml:id="id11" draw:id="id11" draw:layer="layout" svg:width="3.8cm" svg:height="0.81cm" svg:x="14.3cm" svg:y="3.3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335cm" svg:y1="3.796cm" svg:x2="14.3cm" svg:y2="3.796cm" draw:start-shape="id7" draw:start-glue-point="3" draw:end-shape="id11" svg:d="m6335 3796h7965" svg:viewBox="0 0 7966 1">
          <text:p/>
        </draw:connector>
        <draw:custom-shape draw:style-name="gr2" draw:text-style-name="P2" draw:layer="layout" svg:width="2.2cm" svg:height="0.809cm" svg:x="17.6cm" svg:y="12.8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5" draw:id="id5" draw:layer="layout" svg:width="2.366cm" svg:height="0.808cm" svg:x="6.767cm" svg:y="10.1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2cm" svg:height="0.808cm" svg:x="6.95cm" svg:y="11.5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7" draw:id="id7" draw:layer="layout" svg:width="3.23cm" svg:height="0.81cm" svg:x="6.335cm" svg:y="3.3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11cm" svg:x2="7.95cm" svg:y2="11.592cm" draw:start-shape="id5" draw:start-glue-point="2" draw:end-shape="id12" draw:end-glue-point="0" svg:d="m7950 11000v592" svg:viewBox="0 0 1 593">
          <text:p/>
        </draw:connector>
        <draw:connector draw:style-name="gr3" draw:text-style-name="P3" draw:layer="layout" draw:type="line" svg:x1="7.95cm" svg:y1="4.201cm" svg:x2="7.95cm" svg:y2="4.791cm" draw:start-shape="id7" draw:start-glue-point="2" draw:end-shape="id8" draw:end-glue-point="0" svg:d="m7950 4201v590" svg:viewBox="0 0 1 591">
          <text:p/>
        </draw:connector>
        <draw:custom-shape draw:style-name="gr4" draw:text-style-name="P2" xml:id="id9" draw:id="id9" draw:layer="layout" svg:width="3.566cm" svg:height="0.808cm" svg:x="10.134cm" svg:y="6.192cm">
          <text:p text:style-name="P1"><text:span text:style-name="T1">settings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567cm" svg:y1="6.595cm" svg:x2="10.134cm" svg:y2="6.596cm" draw:start-shape="id4" draw:start-glue-point="1" draw:end-shape="id9" svg:d="m9567 6595 567 1" svg:viewBox="0 0 568 2">
          <text:p/>
        </draw:connector>
        <draw:custom-shape draw:style-name="gr4" draw:text-style-name="P2" xml:id="id13" draw:id="id13" draw:layer="layout" svg:width="3.232cm" svg:height="0.808cm" svg:x="10.3cm" svg:y="8.7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4" draw:id="id14" draw:layer="layout" svg:width="2.2cm" svg:height="0.81cm" svg:x="10.816cm" svg:y="10.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916cm" svg:y1="9.6cm" svg:x2="11.916cm" svg:y2="10.2cm" draw:start-shape="id13" draw:start-glue-point="2" draw:end-shape="id14" svg:d="m11916 9600v600" svg:viewBox="0 0 1 601">
          <text:p/>
        </draw:connector>
        <draw:connector draw:style-name="gr3" draw:text-style-name="P3" draw:layer="layout" draw:type="line" svg:x1="9.133cm" svg:y1="10.596cm" svg:x2="10.816cm" svg:y2="10.605cm" draw:start-shape="id5" draw:start-glue-point="1" draw:end-shape="id14" draw:end-glue-point="3" svg:d="m9133 10596 1683 9" svg:viewBox="0 0 1684 10">
          <text:p/>
        </draw:connector>
        <draw:custom-shape draw:style-name="gr2" draw:text-style-name="P2" xml:id="id15" draw:id="id15" draw:layer="layout" svg:width="1.9cm" svg:height="0.809cm" svg:x="15.05cm" svg:y="7.5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cm" svg:y1="7cm" svg:x2="16cm" svg:y2="7.5cm" draw:start-shape="id10" draw:start-glue-point="2" draw:end-shape="id15" draw:end-glue-point="0" svg:d="m16000 7000v500" svg:viewBox="0 0 1 501">
          <text:p/>
        </draw:connector>
        <draw:custom-shape draw:style-name="gr2" draw:text-style-name="P2" xml:id="id16" draw:id="id16" draw:layer="layout" svg:width="3.8cm" svg:height="0.81cm" svg:x="14.3cm" svg:y="8.8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3.532cm" svg:y1="9.196cm" svg:x2="14.3cm" svg:y2="9.205cm" draw:start-shape="id13" draw:start-glue-point="1" draw:end-shape="id16" svg:d="m13532 9196 768 9" svg:viewBox="0 0 769 10">
          <text:p/>
        </draw:connector>
        <draw:custom-shape draw:style-name="gr2" draw:text-style-name="P2" xml:id="id26" draw:id="id26" draw:layer="layout" svg:width="5.5cm" svg:height="0.809cm" svg:x="14.3cm" svg:y="10.5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7" draw:id="id17" draw:layer="layout" svg:width="4.6cm" svg:height="0.809cm" svg:x="14.3cm" svg:y="4.7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9.566cm" svg:y1="5.195cm" svg:x2="14.3cm" svg:y2="5.195cm" draw:start-shape="id8" draw:end-shape="id17" draw:end-glue-point="3" svg:d="m9566 5195h4734" svg:viewBox="0 0 4735 1">
          <text:p/>
        </draw:connector>
        <draw:custom-shape draw:style-name="gr2" draw:text-style-name="P2" xml:id="id18" draw:id="id18" draw:layer="layout" svg:width="3.216cm" svg:height="0.809cm" svg:x="14.284cm" svg:y="11.6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65cm" svg:y1="12.004cm" svg:x2="14.284cm" svg:y2="12.004cm" draw:start-shape="id1" draw:end-shape="id18" draw:end-glue-point="3" svg:d="m12650 12004h1634" svg:viewBox="0 0 1635 1">
          <text:p/>
        </draw:connector>
        <draw:connector draw:style-name="gr3" draw:text-style-name="P3" draw:layer="layout" draw:type="line" svg:x1="9.133cm" svg:y1="10.596cm" svg:x2="11.55cm" svg:y2="11.6cm" draw:start-shape="id5" draw:start-glue-point="1" draw:end-shape="id1" draw:end-glue-point="0" svg:d="m9133 10596 2417 1004" svg:viewBox="0 0 2418 1005">
          <text:p/>
        </draw:connector>
        <draw:custom-shape draw:style-name="gr4" draw:text-style-name="P2" xml:id="id25" draw:id="id25" draw:layer="layout" svg:width="4.7cm" svg:height="0.808cm" svg:x="0.7cm" svg:y="8.784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7.95cm" svg:y1="6.999cm" svg:x2="5.55cm" svg:y2="7.492cm" draw:start-shape="id4" draw:start-glue-point="2" draw:end-shape="id19" draw:end-glue-point="0" svg:d="m7950 6999-2400 493" svg:viewBox="0 0 2401 494">
          <text:p/>
        </draw:connector>
        <draw:custom-shape draw:style-name="gr4" draw:text-style-name="P2" xml:id="id20" draw:id="id20" draw:layer="layout" svg:width="2.198cm" svg:height="0.808cm" svg:x="10.818cm" svg:y="7.5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1.917cm" svg:y1="7cm" svg:x2="11.917cm" svg:y2="7.592cm" draw:start-shape="id9" draw:start-glue-point="2" draw:end-shape="id20" svg:d="m11917 7000v592" svg:viewBox="0 0 1 593">
          <text:p/>
        </draw:connector>
        <draw:frame draw:style-name="gr5" draw:layer="layout" svg:width="0.502cm" svg:height="1.187cm" svg:x="8cm" svg:y="19cm">
          <draw:text-box>
            <text:p/>
          </draw:text-box>
        </draw:frame>
        <draw:custom-shape draw:style-name="gr1" draw:text-style-name="P2" draw:layer="layout" svg:width="4.2cm" svg:height="3.4cm" svg:x="2.4cm" svg:y="10.1cm">
          <text:p text:style-name="P1"><text:span text:style-name="T1">aet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2" draw:id="id22" draw:layer="layout" svg:width="1.487cm" svg:height="0.809cm" svg:x="2.677cm" svg:y="11.691cm">
          <text:p text:style-name="P1"><text:span text:style-name="T1">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1" draw:id="id21" draw:layer="layout" svg:width="1.487cm" svg:height="0.809cm" svg:x="2.677cm" svg:y="10.291cm">
          <text:p text:style-name="P1"><text:span text:style-name="T1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0.502cm" svg:height="1.187cm" svg:x="4.67cm" svg:y="12.402cm">
          <draw:text-box>
            <text:p/>
          </draw:text-box>
        </draw:frame>
        <draw:custom-shape draw:style-name="gr2" draw:text-style-name="P2" xml:id="id23" draw:id="id23" draw:layer="layout" svg:width="1.487cm" svg:height="0.809cm" svg:x="4.807cm" svg:y="10.291cm">
          <text:p text:style-name="P1"><text:span text:style-name="T1">im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" draw:id="id24" draw:layer="layout" svg:width="1.487cm" svg:height="0.809cm" svg:x="4.807cm" svg:y="11.691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3.42cm" svg:y1="11.1cm" svg:x2="3.42cm" svg:y2="11.691cm" draw:start-shape="id21" draw:start-glue-point="2" draw:end-shape="id22" draw:end-glue-point="0" svg:d="m3420 11100v591" svg:viewBox="0 0 1 592">
          <text:p/>
        </draw:connector>
        <draw:connector draw:style-name="gr3" draw:text-style-name="P3" draw:layer="layout" draw:type="line" svg:x1="4.807cm" svg:y1="10.695cm" svg:x2="4.164cm" svg:y2="10.695cm" draw:start-shape="id23" draw:start-glue-point="3" draw:end-shape="id21" svg:d="m4807 10695h-643" svg:viewBox="0 0 644 1">
          <text:p/>
        </draw:connector>
        <draw:connector draw:style-name="gr3" draw:text-style-name="P3" draw:layer="layout" draw:type="line" svg:x1="5.55cm" svg:y1="11.1cm" svg:x2="5.55cm" svg:y2="11.691cm" draw:start-shape="id23" draw:start-glue-point="2" draw:end-shape="id24" svg:d="m5550 11100v591" svg:viewBox="0 0 1 592">
          <text:p/>
        </draw:connector>
        <draw:connector draw:style-name="gr3" draw:text-style-name="P3" draw:layer="layout" draw:type="line" svg:x1="4.807cm" svg:y1="12.095cm" svg:x2="4.164cm" svg:y2="12.095cm" draw:start-shape="id24" draw:start-glue-point="3" draw:end-shape="id22" draw:end-glue-point="1" svg:d="m4807 12095h-643" svg:viewBox="0 0 644 1">
          <text:p/>
        </draw:connector>
        <draw:custom-shape draw:style-name="gr4" draw:text-style-name="P2" xml:id="id19" draw:id="id19" draw:layer="layout" svg:width="3.83cm" svg:height="0.81cm" svg:x="3.635cm" svg:y="7.492cm">
          <text:p text:style-name="P1"><text:span text:style-name="T1">aether-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5.55cm" svg:y1="8.302cm" svg:x2="5.55cm" svg:y2="10.291cm" draw:start-shape="id19" draw:start-glue-point="2" draw:end-shape="id23" draw:end-glue-point="0" svg:d="m5550 8302v1989" svg:viewBox="0 0 1 1990">
          <text:p/>
        </draw:connector>
        <draw:connector draw:style-name="gr3" draw:text-style-name="P3" draw:layer="layout" draw:type="line" svg:x1="5.55cm" svg:y1="8.302cm" svg:x2="3.05cm" svg:y2="8.784cm" draw:start-shape="id19" draw:start-glue-point="2" draw:end-shape="id25" draw:end-glue-point="0" svg:d="m5550 8302-2500 482" svg:viewBox="0 0 2501 483">
          <text:p/>
        </draw:connector>
        <draw:connector draw:style-name="gr3" draw:text-style-name="P3" draw:layer="layout" draw:type="line" svg:x1="5.55cm" svg:y1="8.302cm" svg:x2="10.3cm" svg:y2="9.196cm" draw:start-shape="id19" draw:start-glue-point="2" draw:end-shape="id13" draw:end-glue-point="3" svg:d="m5550 8302 4750 894" svg:viewBox="0 0 4751 895">
          <text:p/>
        </draw:connector>
        <draw:connector draw:style-name="gr3" draw:text-style-name="P3" draw:layer="layout" draw:type="line" svg:x1="13.7cm" svg:y1="6.596cm" svg:x2="14.3cm" svg:y2="9.205cm" draw:start-shape="id9" draw:start-glue-point="1" draw:end-shape="id16" draw:end-glue-point="3" svg:d="m13700 6596 600 2609" svg:viewBox="0 0 601 2610">
          <text:p/>
        </draw:connector>
        <draw:connector draw:style-name="gr3" draw:text-style-name="P3" draw:layer="layout" draw:type="line" svg:x1="12.65cm" svg:y1="12.004cm" svg:x2="14.3cm" svg:y2="10.995cm" draw:start-shape="id1" draw:start-glue-point="1" draw:end-shape="id26" draw:end-glue-point="3" svg:d="m12650 12004 1650-1009" svg:viewBox="0 0 1651 101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08-12-20T23:12:09</meta:creation-date>
    <dc:date>2013-08-24T05:01:11</dc:date>
    <meta:editing-cycles>43</meta:editing-cycles>
    <meta:editing-duration>PT10H7M57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